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hlah System </text:p>
      <text:p text:style-name="Standard">Dem Großteil der Menschheit ist Rihlah als frühere Xi’An-Militär-Bastion bekannt, die nur einen Sprung hinter der Perry-Line lag. Die Xi’An sind nämlich sehr kaltschnäuzig, wenn es um die Ausbreitung in neue Systeme geht. Mit dem Aufstieg der menschlichen Bedrohung wurde Rihlah zu einem wichtigen Bereitstellungsort für die militärischen Kräfte der Xi’An. Massive Kasernenanlagen, Trainingsfelder und Munitionsfabriken dominierten das System. Wäre das Xi’An-Imperium jemals in einen offenen Krieg mit der Erde gegangen, dann wäre Rihlah der wichtigste Startpunkt gewesen. Heute ist Rihlah ein leuchtendes Beispiel der sich auflockernden Beziehungen zwischen Xi’An und Menschen. Mit intensiviertem Handel wurde die invasionsbereite Flotte zurückgezogen und Rihlah formell auf seinen ursprünglichen Zweck als Industriezone zurückgeführt. </text:p>
      <text:p text:style-name="Standard"/>
      <text:p text:style-name="Standard">Kosmologisch gesehen ist Rihlah ein Typ-A4 Hauptsequenzstern mit einer breiten grünen Zone, die dazu in der Lage ist, ein paar sehr große Ökosysteme zu beherbergen. Sprungpunkte führen zu menschlichen sowie zu Xi’An-Welten, auch wenn letztere auf allen offiziell mit der UEE geteilten Karten weiterhin nicht verzeichnet sind. Während der Großteil der Kampfkraft von Rihlah abgezogen wurde, blieb jedoch eine gut trainierte Grenzschutzgruppe zurück, was das System für Schmuggler, die versuchen in das Gebiet der Xi’An vorzudringen, denkbar ungeeignet macht. </text:p>
      <text:p text:style-name="Standard"/>
      <text:p text:style-name="Standard">Innere Planeten (I, II &amp; III)</text:p>
      <text:p text:style-name="Standard">Die ersten drei Planeten des Systems sind eigentlich nicht weiter bemerkenswert. Rihlah I ist ein steiniger, sonnengepeitschter Protoplanet, der keinerlei bekannte Form von Leben halten kann. Rihlah II ist ein Gasriese mit großem Radius, aber geringer Dichte, was aufgrund seiner Nähe zur Sonne ungewöhnlich ist. Rihlah III ist eine erdengroße Welt mit einem sehr schnellen, täglichen Orbit, sowie einer sehr dünnen Atmosphäre und einer Oberfläche aus dichtem, zackigen Fels. Dies macht ihn zu einem unwahrscheinlichen Kandidaten für Terraforming. </text:p>
      <text:p text:style-name="Standard"/>
      <text:p text:style-name="Standard">Rihlah IV (Shorvu) </text:p>
      <text:p text:style-name="Standard">Der vierte Planet des Rihlah Systems, Shorvu genannt, wurde dem Terraforming unterzogen, um als Kasernenwelt zu dienen: Er ist übersät mit Trainings- und Wohneinrichtungen sowie MittelstreckenWaffenfabriken. Mit dem Absinken der Spannungen im Laufe des letzten Jahrhunderts, wurden die militärischen Einrichtungen auf Shorvu methodisch zerlegt und mit zivilen Industriegebieten ersetzt. Der Anblick ist faszinierend: Massive Maschinen arbeiten ununterbrochen daran, die Gebäude Stück für Stück leerräumen, um sie umzuwidmen. </text:p>
      <text:p text:style-name="Standard"/>
      <text:p text:style-name="Standard">Zum heutigen Zeitpunkt ist die Umwandlung in eine Industriewelt beinahe vollständig abgeschlossen. Auch wenn die Narben der vorherigen militärischen Nutzung überall immer noch zu sehen sind, sind Xi’An- Unternehmen in Massen nach Shorvu gezogen. Im Gegensatz zu den meisten Xi’An-Welten, werden Menschen sogar dazu ermutigt, Shorvu zu besuchen – über eine Landeplattform in einem Industriekomplex in Yathi, einer früheren Truppenausbildungs-Megapolis. Dies war eine kalkulierte Entscheidung auf Seiten der Xi’An Gouverneure: Unternehmen, die mit Menschen interagieren müssen, erhalten Steuererleichterungen, um Büros in Yathi einzurichten, was das Eindringen der Menschen in das Gebiet der Xi’an auf ein Minimum reduziert. Das Ergebnis ist ein geschäftlicher „Büropark“ mit Outlets von großen Spielern wie MISC und Aopoa bis hin zur Lebensmittelversorgung und simplen Import/Export-Anwälten. Shorvu kauft auch externe Güter ein, um seine industrielle Entwicklung zu unterstützen. Schwere Metalle sowie eine Vielfalt an Elektronik werden hier nachgefragt und die Bevölkerung hat sich daran gewöhnt, diese Güter von menschlichen Transporten zu kaufen, sollte dies notwendig sein. </text:p>
      <text:p text:style-name="Standard"/>
      <text:p text:style-name="Standard"/>
      <text:p text:style-name="Standard"/>
      <text:p text:style-name="Standard"/>
      <text:p text:style-name="Standard"><text:soft-page-break/>Rihlah V (Xi) </text:p>
      <text:p text:style-name="Standard">Von den Eingeborenen Xi („Zee“) genannt, ist Rihlah V theoretisch als Xi’An Habitatswelt klassifiziert. Als natürliche Supererde ist Xi ein gemäßigter Planet, ungefähr dreieinhalb Mal so groß wie die Heimatwelt der Menschen. Wie bei jedem Xi’An Fokus-Planeten hat die Fokussierung auf eine einzige Aufgabe Ergebnisse hervorgebracht, die man niemals in einem menschlichen System finden würde. Schätzungen vermuten, dass zwischen Fünfzig- und Hundertmilliarden Xi’An effizient die dutzenden Stadtlandschaften des Planeten bewohnen. </text:p>
      <text:p text:style-name="Standard"/>
      <text:p text:style-name="Standard">Die Ausnahme ist Corilla, eine kleinere Stadt, umgeben von dichten Regenwäldern. Offen für Außenseiter ist Corilla der entscheidende Handelsposten geworden, auf dem interessierte Xi’An mit Menschen, Banu und Tevarin interagieren können. Über die Jahre ist Corilla die Heimat einer ausgeprägten Gemeinschaft von ausgebürgerten Einwohnern des UEE und politischer Flüchtlinge geworden, die fast unmerklich damit begonnen haben, ihre individuelle menschliche Kultur mit der üblichen Xi’An Habitatswelt-Architektur zu vermischen. Die Justiz der UEE hat keinen Einfluss im Gebiet der Xi’An, sodass es ein beliebter Ort geworden ist, um sich zu verstecken. </text:p>
      <text:p text:style-name="Standard"/>
      <text:p text:style-name="Standard">Rihlah VI </text:p>
      <text:p text:style-name="Standard">Von der Oberfläche von Rihlah VI, des entfernten Zwergplaneten des Systems, ist das Licht von Rihlahs Stern fast nicht mehr zu sehen. Dies ist natürlich etwas, dass der normale Reisende aufgrund der vorhandenen strikten Reisebeschränkungen niemals zu sehen bekommen würde.</text:p>
      <text:p text:style-name="Standard"/>
      <text:p text:style-name="Standard">Reisewarnung </text:p>
      <text:p text:style-name="Standard">Versuchen sie nicht, außerhalb der ausgewiesenen, menschlichen Zonen zu landen. Weil der Anweisung nicht immer gefolgt wird, existiert eine Anweisung für das Militär der Xi’an, Menschen, die außerhalb der ausgewiesenen Zonen angetroffenen werden, sofort zu erschießen. </text:p>
      <text:p text:style-name="Standard"/>
      <text:p text:style-name="Standard">Flüstern im Wind </text:p>
      <text:p text:style-name="Standard">„Es hat etwas Befreiendes, außerhalb seiner Kultur zu leben. Besonders, wenn deine Heimat sich geweigert hat, sich gegen die Launen eines Despoten aufzulehnen. 25 Jahre in Corilla und dieses Gefühl von Freiheit hat nie nachgelassen.“ </text:p>
      <text:list xml:id="list2374655205439713122" text:style-name="L1">
        <text:list-item>
          <text:p text:style-name="P1">Maximilian Desco, preisgekrönter Autor von Diesen Weg zu den Verlorenen, 2752</text:p>
          <text:p text:style-name="P1"/>
        </text:list-item>
      </text:list>
      <text:p text:style-name="Standard">„Das ist die Schönheit der Funktion. Auch wenn es statisch aussieht, die Zeit ändert alle Dinge. Was an einem Tag sinnvoll erscheint, kann am nächsten Tag schon wieder nutzlos sein. Der Trick besteht darin, die Natur der Funktion zu erkennen und die Kraft haben zu können, sie zu ändern.“ </text:p>
      <text:p text:style-name="Standard">– Zitat aus der Li’toua, Edward Ciardi (Übersetzu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6S</meta:editing-duration>
    <meta:editing-cycles>3</meta:editing-cycles>
    <meta:generator>OpenOffice/4.1.6$Win32 OpenOffice.org_project/416m1$Build-9790</meta:generator>
    <dc:date>2020-11-15T21:13:20.42</dc:date>
    <meta:document-statistic meta:table-count="0" meta:image-count="0" meta:object-count="0" meta:page-count="2" meta:paragraph-count="20" meta:word-count="855" meta:character-count="6138"/>
    <dc:creator>Frank K.F Biedermann</dc:creator>
    <meta:user-defined meta:name="Info 1"/>
    <meta:user-defined meta:name="Info 2"/>
    <meta:user-defined meta:name="Info 3"/>
    <meta:user-defined meta:name="Info 4"/>
  </office:meta>
</office:document-meta>
</file>